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35in"/>
    </style:style>
    <style:style style:name="co2" style:family="table-column">
      <style:table-column-properties fo:break-before="auto" style:column-width="1.8118in"/>
    </style:style>
    <style:style style:name="co3" style:family="table-column">
      <style:table-column-properties fo:break-before="auto" style:column-width="5.7047in"/>
    </style:style>
    <style:style style:name="co4" style:family="table-column">
      <style:table-column-properties fo:break-before="auto" style:column-width="4.173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6673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8598in" fo:break-before="auto" style:use-optimal-row-height="true"/>
    </style:style>
    <style:style style:name="ro5" style:family="table-row">
      <style:table-row-properties style:row-height="2.539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ro7" style:family="table-row">
      <style:table-row-properties style:row-height="1.9791in" fo:break-before="auto" style:use-optimal-row-height="true"/>
    </style:style>
    <style:style style:name="ro8" style:family="table-row">
      <style:table-row-properties style:row-height="5.8972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080"/>
      <style:text-properties fo:font-size="40pt" fo:font-weight="bold" style:font-size-asian="40pt" style:font-weight-asian="bold" style:font-size-complex="40pt" style:font-weight-complex="bold"/>
    </style:style>
    <style:style style:name="ce2" style:family="table-cell" style:parent-style-name="Default">
      <style:table-cell-properties fo:background-color="#ffff00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font-size="18pt" style:font-size-asian="18pt" style:font-size-complex="18pt"/>
    </style:style>
    <style:style style:name="ce6" style:family="table-cell" style:parent-style-name="Default">
      <style:text-properties fo:font-size="18pt" style:font-size-asian="18pt" style:font-size-complex="18pt"/>
    </style:style>
    <style:style style:name="ce8" style:family="table-cell" style:parent-style-name="Default">
      <style:table-cell-properties fo:background-color="#008080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style:vertical-align="middle"/>
      <style:text-properties fo:font-size="18pt" style:font-size-asian="18pt" style:font-size-complex="18pt"/>
    </style:style>
    <style:style style:name="ce10" style:family="table-cell" style:parent-style-name="Default">
      <style:table-cell-properties fo:background-color="#008080"/>
    </style:style>
    <style:style style:name="ce5" style:family="table-cell" style:parent-style-name="Default">
      <style:table-cell-properties fo:background-color="#ffff00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Liberation Sans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 calcext:value-type="string" table:number-columns-spanned="8" table:number-rows-spanned="1">
            <text:p>ISO 27001 Annex A Work sheet</text:p>
          </table:table-cell>
          <table:covered-table-cell table:number-columns-repeated="7" table:style-name="ce8"/>
          <table:table-cell table:style-name="ce10" table:number-columns-repeated="1016"/>
        </table:table-row>
        <table:table-row table:style-name="ro2">
          <table:table-cell table:style-name="ce2" office:value-type="string" calcext:value-type="string" table:number-columns-spanned="7" table:number-rows-spanned="1">
            <text:p>Three Layer Control Framework (TLCF)</text:p>
          </table:table-cell>
          <table:covered-table-cell table:number-columns-repeated="6" table:style-name="ce2"/>
          <table:table-cell table:style-name="ce2"/>
          <table:table-cell table:style-name="ce5"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3">
            <text:p>STRATEGY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Annex A.5 </text:p>
          </table:table-cell>
          <table:table-cell office:value-type="string" calcext:value-type="string">
            <text:p>Questions</text:p>
          </table:table-cell>
          <table:table-cell table:number-columns-repeated="1020"/>
        </table:table-row>
        <table:table-row table:style-name="ro4">
          <table:covered-table-cell/>
          <table:table-cell table:style-name="ce7" office:value-type="string" calcext:value-type="string">
            <text:p>policies</text:p>
          </table:table-cell>
          <table:table-cell office:value-type="string" calcext:value-type="string">
            <text:p><text:span text:style-name="T1">Annex A.5 Information Security Policies</text:span></text:p>
            <text:p><text:span text:style-name="T2">Annex A.10.1 Cryptographic controls</text:span></text:p>
            <text:p/>
          </table:table-cell>
          <table:table-cell table:number-columns-repeated="1021"/>
        </table:table-row>
        <table:table-row table:style-name="ro5">
          <table:covered-table-cell/>
          <table:table-cell table:style-name="ce7" office:value-type="string" calcext:value-type="string">
            <text:p>organisation</text:p>
          </table:table-cell>
          <table:table-cell office:value-type="string" calcext:value-type="string">
            <text:p>Annex A.7.2 Human Resource Security</text:p>
            <text:p><text:span text:style-name="T3">Annex A.7.1 Human Resource Security</text:span></text:p>
            <text:p><text:span text:style-name="T2">Annex A.7.2 Human Resource Security</text:span></text:p>
            <text:p><text:span text:style-name="T2">Annex A.7.3  termination and change of </text:span></text:p>
            <text:p><text:span text:style-name="T2"> Employment</text:span></text:p>
            <text:p><text:span text:style-name="T3">Annex A.13.2 information transfer</text:span></text:p>
            <text:p><text:span text:style-name="T3">Annex A.17.1 information security continuity</text:span></text:p>
            <text:p><text:span text:style-name="T3">Annex A.17.2 information security continuity</text:span></text:p>
            <text:p/>
          </table:table-cell>
          <table:table-cell table:number-columns-repeated="1021"/>
        </table:table-row>
        <table:table-row table:style-name="ro6">
          <table:table-cell table:style-name="ce3" office:value-type="string" calcext:value-type="string" table:number-columns-spanned="1" table:number-rows-spanned="6">
            <text:p>TACTICAL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Annex A.16.1 management of information </text:p>
            <text:p>Security incidents</text:p>
          </table:table-cell>
          <table:table-cell table:number-columns-repeated="1021"/>
        </table:table-row>
        <table:table-row table:style-name="ro3">
          <table:covered-table-cell/>
          <table:table-cell office:value-type="string" calcext:value-type="string">
            <text:p>Program</text:p>
          </table:table-cell>
          <table:table-cell table:number-columns-repeated="1022"/>
        </table:table-row>
        <table:table-row table:style-name="ro6">
          <table:covered-table-cell/>
          <table:table-cell office:value-type="string" calcext:value-type="string">
            <text:p>Reporting</text:p>
          </table:table-cell>
          <table:table-cell office:value-type="string" calcext:value-type="string">
            <text:p>Annex A.16 management of information </text:p>
            <text:p>Security incidents</text:p>
          </table:table-cell>
          <table:table-cell table:number-columns-repeated="1021"/>
        </table:table-row>
        <table:table-row table:style-name="ro7">
          <table:covered-table-cell/>
          <table:table-cell table:style-name="ce7" office:value-type="string" calcext:value-type="string">
            <text:p>Asset </text:p>
            <text:p>Management</text:p>
          </table:table-cell>
          <table:table-cell office:value-type="string" calcext:value-type="string">
            <text:p>Annex A.8.1 Assets management</text:p>
            <text:p><text:span text:style-name="T2">Annex A.8.2 Assets management</text:span></text:p>
            <text:p><text:span text:style-name="T2">Annex A.8.3 Assets management</text:span></text:p>
            <text:p><text:span text:style-name="T3">Annex A.13.1 Network security management</text:span></text:p>
            <text:p><text:span text:style-name="T3">Annex A.15.1 information security in supplier </text:span></text:p>
            <text:p><text:span text:style-name="T3">Relationships.</text:span></text:p>
            <text:p/>
          </table:table-cell>
          <table:table-cell table:number-columns-repeated="1021"/>
        </table:table-row>
        <table:table-row table:style-name="ro6">
          <table:covered-table-cell/>
          <table:table-cell office:value-type="string" calcext:value-type="string">
            <text:p>Compliance</text:p>
          </table:table-cell>
          <table:table-cell office:value-type="string" calcext:value-type="string">
            <text:p>Annex A.18.1 compliance with legal and </text:p>
            <text:p>Contractual requirements</text:p>
          </table:table-cell>
          <table:table-cell table:number-columns-repeated="1021"/>
        </table:table-row>
        <table:table-row table:style-name="ro6">
          <table:covered-table-cell/>
          <table:table-cell office:value-type="string" calcext:value-type="string">
            <text:p>Metrics</text:p>
          </table:table-cell>
          <table:table-cell office:value-type="string" calcext:value-type="string">
            <text:p>Annex A.15.2 supplier service development </text:p>
            <text:p>Management.</text:p>
          </table:table-cell>
          <table:table-cell table:number-columns-repeated="1021"/>
        </table:table-row>
        <table:table-row table:style-name="ro8">
          <table:table-cell table:style-name="ce3" office:value-type="string" calcext:value-type="string">
            <text:p>Operational</text:p>
          </table:table-cell>
          <table:table-cell/>
          <table:table-cell office:value-type="string" calcext:value-type="string">
            <text:p>Annex A.6.2 mobile devices and teleworking</text:p>
            <text:p><text:span text:style-name="T3">Annex A.9.1 business requirements of acce-</text:span></text:p>
            <text:p><text:span text:style-name="T3"> ss control.</text:span></text:p>
            <text:p><text:span text:style-name="T3">Annex A.9.2 user access management</text:span></text:p>
            <text:p><text:span text:style-name="T3">Annex A.9.3 User Responsibilities </text:span></text:p>
            <text:p><text:span text:style-name="T3">Annex A.9.4 System and Application Access </text:span></text:p>
            <text:p><text:span text:style-name="T3"> Control</text:span></text:p>
            <text:p><text:span text:style-name="T3">Annex A.11.1 physical and environmental </text:span></text:p>
            <text:p><text:span text:style-name="T3"> security programs</text:span></text:p>
            <text:p><text:span text:style-name="T3">Annex A.11.2 Equipment maintenance</text:span></text:p>
            <text:p><text:span text:style-name="T3">Annex A.12.1 Operations procedures</text:span></text:p>
            <text:p><text:span text:style-name="T3">Annex A.12.2 Protection from malware</text:span></text:p>
            <text:p><text:span text:style-name="T2">Annex A.12.3 Backup</text:span></text:p>
            <text:p><text:span text:style-name="T2">Annex A.12.4 Logging and Monitoring</text:span></text:p>
            <text:p><text:span text:style-name="T3">Annex A.12.5 Control of operation software</text:span></text:p>
            <text:p><text:span text:style-name="T3">Annex A.12.6 technical vulnerability man-</text:span></text:p>
            <text:p><text:span text:style-name="T3"> agement.</text:span></text:p>
            <text:p><text:span text:style-name="T3">Annex A.12.7  Information systems and </text:span></text:p>
            <text:p><text:span text:style-name="T3"> Audit considerations</text:span></text:p>
            <text:p><text:span text:style-name="T3">Annex A.14 system acquisition</text:span></text:p>
            <text:p/>
          </table:table-cell>
          <table:table-cell table:number-columns-repeated="1021"/>
        </table:table-row>
        <table:table-row table:style-name="ro9">
          <table:table-cell table:style-name="Default" table:number-columns-repeated="2"/>
          <table:table-cell table:style-name="Default" office:value-type="string" calcext:value-type="string">
            <text:p>Annex A.7.2</text:p>
          </table:table-cell>
          <table:table-cell table:style-name="Default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08:23:05.591279212</meta:creation-date>
    <dc:date>2022-09-06T00:18:24.587800164</dc:date>
    <meta:editing-duration>PT1H3M48S</meta:editing-duration>
    <meta:editing-cycles>16</meta:editing-cycles>
    <meta:generator>LibreOffice/7.3.5.2$Linux_X86_64 LibreOffice_project/30$Build-2</meta:generator>
    <meta:document-statistic meta:table-count="1" meta:cell-count="25" meta:object-count="0"/>
  </office:meta>
</office:document-meta>
</file>